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1000001D820076518CF8A3684.png" manifest:media-type="image/png"/>
  <manifest:file-entry manifest:full-path="Pictures/10000201000002440000020D64692622223E99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bd73b" officeooo:paragraph-rsid="000bd7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799in" svg:y="0.6043in" svg:width="6.0417in" svg:height="5.4689in" draw:z-index="0"><draw:image xlink:href="Pictures/10000201000002440000020D64692622223E9905.png" xlink:type="simple" xlink:show="embed" xlink:actuate="onLoad" loext:mime-type="image/png"/></draw:frame><draw:frame draw:style-name="fr1" draw:name="Image2" text:anchor-type="char" svg:x="-0.0626in" svg:y="6.4165in" svg:width="6.6929in" svg:height="3.0339in" draw:z-index="1"><draw:image xlink:href="Pictures/1000020100000411000001D820076518CF8A3684.png" xlink:type="simple" xlink:show="embed" xlink:actuate="onLoad" loext:mime-type="image/png"/></draw:frame>Code Flow in of Jupyter code</text:p>
      <text:p text:style-name="P1">1. Please Refer autoencoder-washer.ipyn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22:41:32.598175065</meta:creation-date>
    <dc:date>2021-07-30T00:32:46.005045977</dc:date>
    <meta:editing-duration>PT6M3S</meta:editing-duration>
    <meta:editing-cycles>1</meta:editing-cycles>
    <meta:document-statistic meta:table-count="0" meta:image-count="2" meta:object-count="0" meta:page-count="1" meta:paragraph-count="2" meta:word-count="10" meta:character-count="68" meta:non-whitespace-character-count="60"/>
    <meta:generator>LibreOffice/6.4.7.2$Linux_X86_64 LibreOffice_project/40$Build-2</meta:generator>
  </office:meta>
</office:document-meta>
</file>